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1.993cm"/>
    </style:style>
    <style:style style:name="Tableau1.B" style:family="table-column">
      <style:table-column-properties style:column-width="2.501cm"/>
    </style:style>
    <style:style style:name="Tableau1.C" style:family="table-column">
      <style:table-column-properties style:column-width="3.5cm"/>
    </style:style>
    <style:style style:name="Tableau1.D" style:family="table-column">
      <style:table-column-properties style:column-width="7.99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Standard">
      <style:text-properties officeooo:paragraph-rsid="0011720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.635cm" style:auto-text-indent="false"/>
    </style:style>
    <style:style style:name="P4" style:family="paragraph" style:parent-style-name="Standard">
      <style:paragraph-properties fo:margin-left="0cm" fo:margin-right="0cm" fo:text-indent="0.635cm" style:auto-text-indent="false"/>
      <style:text-properties officeooo:paragraph-rsid="00172e81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officeooo:paragraph-rsid="001959f5"/>
    </style:style>
    <style:style style:name="P6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7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style:text-underline-style="none"/>
    </style:style>
    <style:style style:name="P9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10" style:family="paragraph" style:parent-style-name="Heading_20_2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172e81"/>
    </style:style>
    <style:style style:name="P13" style:family="paragraph" style:parent-style-name="Heading_20_2">
      <style:paragraph-properties fo:margin-left="1.305cm" fo:margin-right="0cm" fo:text-indent="0cm" style:auto-text-indent="false"/>
    </style:style>
    <style:style style:name="P14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.693cm"/>
          <style:tab-stop style:position="15.984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Standard" style:list-style-name="L1">
      <style:text-properties officeooo:paragraph-rsid="0012c10e"/>
    </style:style>
    <style:style style:name="P20" style:family="paragraph" style:parent-style-name="Heading_20_1" style:list-style-name="WWNum1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Heading_20_1" style:list-style-name="WWNum2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Heading_20_2" style:list-style-name="WWNum2">
      <style:text-properties fo:font-weight="bold" style:font-weight-asian="bold" style:font-weight-complex="bold"/>
    </style:style>
    <style:style style:name="P23" style:family="paragraph" style:parent-style-name="Heading_20_2" style:list-style-name="WWNum1">
      <style:text-properties style:text-underline-style="none" fo:font-weight="bold" style:font-weight-asian="bold" style:font-weight-complex="bold"/>
    </style:style>
    <style:style style:name="P24" style:family="paragraph" style:parent-style-name="Heading_20_2" style:list-style-name="WWNum2">
      <style:text-properties style:text-underline-style="none" fo:font-weight="bold" style:font-weight-asian="bold" style:font-weight-complex="bold"/>
    </style:style>
    <style:style style:name="P25" style:family="paragraph" style:parent-style-name="Intense_20_Quote" style:master-page-name="Standard">
      <style:paragraph-properties style:page-number="auto"/>
      <style:text-properties style:font-name="Times New Roman" style:font-name-complex="Times New Roman1"/>
    </style:style>
    <style:style style:name="P26" style:family="paragraph" style:parent-style-name="List_20_Paragraph" style:list-style-name="WWNum8"/>
    <style:style style:name="P27" style:family="paragraph" style:parent-style-name="List_20_Paragraph" style:list-style-name="WWNum8">
      <style:text-properties officeooo:paragraph-rsid="00293687"/>
    </style:style>
    <style:style style:name="P28" style:family="paragraph" style:parent-style-name="List_20_Paragraph" style:list-style-name="WWNum8">
      <style:text-properties officeooo:paragraph-rsid="002c5e87"/>
    </style:style>
    <style:style style:name="P29" style:family="paragraph" style:parent-style-name="List_20_Paragraph" style:list-style-name="L6"/>
    <style:style style:name="P30" style:family="paragraph" style:parent-style-name="Standard_20__28_user_29_" style:list-style-name="WWNum3"/>
    <style:style style:name="P31" style:family="paragraph" style:parent-style-name="Standard_20__28_user_29_" style:list-style-name="L2">
      <style:text-properties officeooo:paragraph-rsid="002fd11a"/>
    </style:style>
    <style:style style:name="P32" style:family="paragraph" style:parent-style-name="Standard_20__28_user_29_" style:list-style-name="WWNum4"/>
    <style:style style:name="P33" style:family="paragraph" style:parent-style-name="Standard_20__28_user_29_" style:list-style-name="L3"/>
    <style:style style:name="P34" style:family="paragraph" style:parent-style-name="Standard_20__28_user_29_" style:list-style-name="WWNum5"/>
    <style:style style:name="P35" style:family="paragraph" style:parent-style-name="Standard_20__28_user_29_" style:list-style-name="L4"/>
    <style:style style:name="P36" style:family="paragraph" style:parent-style-name="Standard_20__28_user_29_" style:list-style-name="WWNum6"/>
    <style:style style:name="T1" style:family="text">
      <style:text-properties text:display="true"/>
    </style:style>
    <style:style style:name="T2" style:family="text">
      <style:text-properties fo:font-style="normal" fo:font-weight="normal" style:language-asian="fr" style:country-asian="FR" style:font-style-asian="normal" style:font-weight-asian="normal" style:font-style-complex="normal" style:font-weight-complex="normal"/>
    </style:style>
    <style:style style:name="T3" style:family="text">
      <style:text-properties fo:font-size="12pt" fo:font-weight="normal" style:font-size-asian="12pt" style:language-asian="fr" style:country-asian="FR" style:font-weight-asian="normal" style:font-size-complex="12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officeooo:rsid="00046c30"/>
    </style:style>
    <style:style style:name="T6" style:family="text">
      <style:text-properties officeooo:rsid="000b4a9b"/>
    </style:style>
    <style:style style:name="T7" style:family="text">
      <style:text-properties officeooo:rsid="000d86e2"/>
    </style:style>
    <style:style style:name="T8" style:family="text">
      <style:text-properties officeooo:rsid="000ea9e3"/>
    </style:style>
    <style:style style:name="T9" style:family="text">
      <style:text-properties officeooo:rsid="000fef6b"/>
    </style:style>
    <style:style style:name="T10" style:family="text">
      <style:text-properties officeooo:rsid="0011720d"/>
    </style:style>
    <style:style style:name="T11" style:family="text">
      <style:text-properties officeooo:rsid="001a42da"/>
    </style:style>
    <style:style style:name="T12" style:family="text">
      <style:text-properties officeooo:rsid="001db3a0"/>
    </style:style>
    <style:style style:name="T13" style:family="text">
      <style:text-properties officeooo:rsid="001de8d3"/>
    </style:style>
    <style:style style:name="T14" style:family="text">
      <style:text-properties officeooo:rsid="001e62c3"/>
    </style:style>
    <style:style style:name="T15" style:family="text">
      <style:text-properties officeooo:rsid="0024ff9f"/>
    </style:style>
    <style:style style:name="T16" style:family="text">
      <style:text-properties officeooo:rsid="00253ffd"/>
    </style:style>
    <style:style style:name="T17" style:family="text">
      <style:text-properties officeooo:rsid="002578f7"/>
    </style:style>
    <style:style style:name="T18" style:family="text">
      <style:text-properties officeooo:rsid="002720a7"/>
    </style:style>
    <style:style style:name="T19" style:family="text">
      <style:text-properties officeooo:rsid="00288c4b"/>
    </style:style>
    <style:style style:name="T20" style:family="text">
      <style:text-properties officeooo:rsid="002a48f2"/>
    </style:style>
    <style:style style:name="T21" style:family="text">
      <style:text-properties officeooo:rsid="002c26ab"/>
    </style:style>
    <style:style style:name="T22" style:family="text">
      <style:text-properties officeooo:rsid="0032d39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ahier des charges</text:p>
      <text:p text:style-name="Standard"/>
      <text:h text:style-name="P18" text:outline-level="1"><text:bookmark-start text:name="_Toc3901996"/>Projet développement mobile<text:bookmark-end text:name="_Toc3901996"/></text:h>
      <text:p text:style-name="Standard"/>
      <text:p text:style-name="Standard"/>
      <text:p text:style-name="TOC_20_Heading"><text:bookmark-start text:name="_Toc3901997"/>Table des matières<text:bookmark-end text:name="_Toc3901997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Toc3901996" text:style-name="Index_20_Link" text:visited-style-name="Index_20_Link">Projet développement mobile</text:a><text:a xlink:type="simple" xlink:href="#_Toc3901996" text:style-name="Index_20_Link" text:visited-style-name="Index_20_Link"><text:span text:style-name="T1"><text:tab/>1</text:span></text:a></text:p>
          <text:p text:style-name="P14"><text:a xlink:type="simple" xlink:href="#_Toc3901997" text:style-name="Index_20_Link" text:visited-style-name="Index_20_Link">Table des matières</text:a><text:a xlink:type="simple" xlink:href="#_Toc3901997" text:style-name="Index_20_Link" text:visited-style-name="Index_20_Link"><text:span text:style-name="T1"><text:tab/>1</text:span></text:a></text:p>
          <text:p text:style-name="P15"><text:a xlink:type="simple" xlink:href="#_Toc3901998" text:style-name="Index_20_Link" text:visited-style-name="Index_20_Link">1.</text:a><text:a xlink:type="simple" xlink:href="#_Toc3901998" text:style-name="Index_20_Link" text:visited-style-name="Index_20_Link"><text:span text:style-name="T2"><text:tab/></text:span></text:a><text:a xlink:type="simple" xlink:href="#_Toc3901998" text:style-name="Index_20_Link" text:visited-style-name="Index_20_Link">Présentation</text:a><text:a xlink:type="simple" xlink:href="#_Toc3901998" text:style-name="Index_20_Link" text:visited-style-name="Index_20_Link"><text:span text:style-name="T1"><text:tab/>2</text:span></text:a></text:p>
          <text:p text:style-name="P16"><text:a xlink:type="simple" xlink:href="#_Toc3901999" text:style-name="Index_20_Link" text:visited-style-name="Index_20_Link">1.1</text:a><text:a xlink:type="simple" xlink:href="#_Toc3901999" text:style-name="Index_20_Link" text:visited-style-name="Index_20_Link"><text:span text:style-name="T3"><text:tab/></text:span></text:a><text:a xlink:type="simple" xlink:href="#_Toc3901999" text:style-name="Index_20_Link" text:visited-style-name="Index_20_Link">Équipe</text:a><text:a xlink:type="simple" xlink:href="#_Toc3901999" text:style-name="Index_20_Link" text:visited-style-name="Index_20_Link"><text:span text:style-name="T1"><text:tab/>2</text:span></text:a></text:p>
          <text:p text:style-name="P16"><text:a xlink:type="simple" xlink:href="#_Toc3902000" text:style-name="Index_20_Link" text:visited-style-name="Index_20_Link">1.2</text:a><text:a xlink:type="simple" xlink:href="#_Toc3902000" text:style-name="Index_20_Link" text:visited-style-name="Index_20_Link"><text:span text:style-name="T3"><text:tab/></text:span></text:a><text:a xlink:type="simple" xlink:href="#_Toc3902000" text:style-name="Index_20_Link" text:visited-style-name="Index_20_Link">Contexte</text:a><text:a xlink:type="simple" xlink:href="#_Toc3902000" text:style-name="Index_20_Link" text:visited-style-name="Index_20_Link"><text:span text:style-name="T1"><text:tab/>2</text:span></text:a></text:p>
          <text:p text:style-name="P17"><text:a xlink:type="simple" xlink:href="#_Toc3902001" text:style-name="Index_20_Link" text:visited-style-name="Index_20_Link">1.3 Objectifs</text:a><text:a xlink:type="simple" xlink:href="#_Toc3902001" text:style-name="Index_20_Link" text:visited-style-name="Index_20_Link"><text:span text:style-name="T1"><text:tab/>2</text:span></text:a></text:p>
          <text:p text:style-name="P15"><text:a xlink:type="simple" xlink:href="#_Toc3902002" text:style-name="Index_20_Link" text:visited-style-name="Index_20_Link">2.</text:a><text:a xlink:type="simple" xlink:href="#_Toc3902002" text:style-name="Index_20_Link" text:visited-style-name="Index_20_Link"><text:span text:style-name="T2"><text:tab/></text:span></text:a><text:a xlink:type="simple" xlink:href="#_Toc3902002" text:style-name="Index_20_Link" text:visited-style-name="Index_20_Link">Expression des besoins</text:a><text:a xlink:type="simple" xlink:href="#_Toc3902002" text:style-name="Index_20_Link" text:visited-style-name="Index_20_Link"><text:span text:style-name="T1"><text:tab/>2</text:span></text:a></text:p>
          <text:p text:style-name="P16"><text:a xlink:type="simple" xlink:href="#_Toc3902003" text:style-name="Index_20_Link" text:visited-style-name="Index_20_Link">2.1</text:a><text:a xlink:type="simple" xlink:href="#_Toc3902003" text:style-name="Index_20_Link" text:visited-style-name="Index_20_Link"><text:span text:style-name="T3"><text:tab/></text:span></text:a><text:a xlink:type="simple" xlink:href="#_Toc3902003" text:style-name="Index_20_Link" text:visited-style-name="Index_20_Link">IDE</text:a><text:a xlink:type="simple" xlink:href="#_Toc3902003" text:style-name="Index_20_Link" text:visited-style-name="Index_20_Link"><text:span text:style-name="T1"><text:tab/>2</text:span></text:a></text:p>
          <text:p text:style-name="P16"><text:a xlink:type="simple" xlink:href="#_Toc3902004" text:style-name="Index_20_Link" text:visited-style-name="Index_20_Link">1.3</text:a><text:a xlink:type="simple" xlink:href="#_Toc3902004" text:style-name="Index_20_Link" text:visited-style-name="Index_20_Link"><text:span text:style-name="T3"><text:tab/></text:span></text:a><text:a xlink:type="simple" xlink:href="#_Toc3902004" text:style-name="Index_20_Link" text:visited-style-name="Index_20_Link">Versioning</text:a><text:a xlink:type="simple" xlink:href="#_Toc3902004" text:style-name="Index_20_Link" text:visited-style-name="Index_20_Link"><text:span text:style-name="T1"><text:tab/>2</text:span></text:a></text:p>
          <text:p text:style-name="P15"><text:a xlink:type="simple" xlink:href="#_Toc3902005" text:style-name="Index_20_Link" text:visited-style-name="Index_20_Link">2.</text:a><text:a xlink:type="simple" xlink:href="#_Toc3902005" text:style-name="Index_20_Link" text:visited-style-name="Index_20_Link"><text:span text:style-name="T2"><text:tab/></text:span></text:a><text:a xlink:type="simple" xlink:href="#_Toc3902005" text:style-name="Index_20_Link" text:visited-style-name="Index_20_Link">Déroulement du projet</text:a><text:a xlink:type="simple" xlink:href="#_Toc3902005" text:style-name="Index_20_Link" text:visited-style-name="Index_20_Link"><text:span text:style-name="T1"><text:tab/>3</text:span></text:a></text:p>
          <text:p text:style-name="P16"><text:a xlink:type="simple" xlink:href="#_Toc3902006" text:style-name="Index_20_Link" text:visited-style-name="Index_20_Link">2.1</text:a><text:a xlink:type="simple" xlink:href="#_Toc3902006" text:style-name="Index_20_Link" text:visited-style-name="Index_20_Link"><text:span text:style-name="T3"><text:tab/></text:span></text:a><text:a xlink:type="simple" xlink:href="#_Toc3902006" text:style-name="Index_20_Link" text:visited-style-name="Index_20_Link">Organisation</text:a><text:a xlink:type="simple" xlink:href="#_Toc3902006" text:style-name="Index_20_Link" text:visited-style-name="Index_20_Link"><text:span text:style-name="T1"><text:tab/>3</text:span></text:a></text:p>
          <text:p text:style-name="P16"><text:a xlink:type="simple" xlink:href="#_Toc3902007" text:style-name="Index_20_Link" text:visited-style-name="Index_20_Link">2.2</text:a><text:a xlink:type="simple" xlink:href="#_Toc3902007" text:style-name="Index_20_Link" text:visited-style-name="Index_20_Link"><text:span text:style-name="T3"><text:tab/></text:span></text:a><text:a xlink:type="simple" xlink:href="#_Toc3902007" text:style-name="Index_20_Link" text:visited-style-name="Index_20_Link">Documentation</text:a><text:a xlink:type="simple" xlink:href="#_Toc3902007" text:style-name="Index_20_Link" text:visited-style-name="Index_20_Link"><text:span text:style-name="T1"><text:tab/>3</text:span></text:a></text:p>
          <text:p text:style-name="P15"><text:a xlink:type="simple" xlink:href="#_Toc3902008" text:style-name="Index_20_Link" text:visited-style-name="Index_20_Link">3.</text:a><text:a xlink:type="simple" xlink:href="#_Toc3902008" text:style-name="Index_20_Link" text:visited-style-name="Index_20_Link"><text:span text:style-name="T2"><text:tab/></text:span></text:a><text:a xlink:type="simple" xlink:href="#_Toc3902008" text:style-name="Index_20_Link" text:visited-style-name="Index_20_Link">Présentation des vues</text:a><text:a xlink:type="simple" xlink:href="#_Toc3902008" text:style-name="Index_20_Link" text:visited-style-name="Index_20_Link"><text:span text:style-name="T1"><text:tab/>3</text:span></text:a></text:p>
          <text:p text:style-name="P16"><text:a xlink:type="simple" xlink:href="#_Toc3902009" text:style-name="Index_20_Link" text:visited-style-name="Index_20_Link">3.1</text:a><text:a xlink:type="simple" xlink:href="#_Toc3902009" text:style-name="Index_20_Link" text:visited-style-name="Index_20_Link"><text:span text:style-name="T3"><text:tab/></text:span></text:a><text:a xlink:type="simple" xlink:href="#_Toc3902009" text:style-name="Index_20_Link" text:visited-style-name="Index_20_Link">Vue 1</text:a><text:a xlink:type="simple" xlink:href="#_Toc3902009" text:style-name="Index_20_Link" text:visited-style-name="Index_20_Link"><text:span text:style-name="T1"><text:tab/>3</text:span></text:a></text:p>
          <text:p text:style-name="P16"><text:a xlink:type="simple" xlink:href="#_Toc3902010" text:style-name="Index_20_Link" text:visited-style-name="Index_20_Link">3.2</text:a><text:a xlink:type="simple" xlink:href="#_Toc3902010" text:style-name="Index_20_Link" text:visited-style-name="Index_20_Link"><text:span text:style-name="T3"><text:tab/></text:span></text:a><text:a xlink:type="simple" xlink:href="#_Toc3902010" text:style-name="Index_20_Link" text:visited-style-name="Index_20_Link">Vue 2</text:a><text:a xlink:type="simple" xlink:href="#_Toc3902010" text:style-name="Index_20_Link" text:visited-style-name="Index_20_Link"><text:span text:style-name="T1"><text:tab/>4</text:span></text:a></text:p>
          <text:p text:style-name="P16"><text:a xlink:type="simple" xlink:href="#_Toc3902011" text:style-name="Index_20_Link" text:visited-style-name="Index_20_Link">3.3</text:a><text:a xlink:type="simple" xlink:href="#_Toc3902011" text:style-name="Index_20_Link" text:visited-style-name="Index_20_Link"><text:span text:style-name="T3"><text:tab/></text:span></text:a><text:a xlink:type="simple" xlink:href="#_Toc3902011" text:style-name="Index_20_Link" text:visited-style-name="Index_20_Link">Vue 3</text:a><text:a xlink:type="simple" xlink:href="#_Toc3902011" text:style-name="Index_20_Link" text:visited-style-name="Index_20_Link"><text:span text:style-name="T1"><text:tab/>4</text:span></text:a></text:p>
          <text:p text:style-name="Standard"/>
        </text:index-body>
      </text:table-of-content>
      <text:p text:style-name="Standard"/>
      <text:p text:style-name="Standard"/>
      <text:p text:style-name="Standard"/>
      <text:p text:style-name="Standard"><text:span text:style-name="Élevé1"><text:span text:style-name="T23">Historique</text:span></text:span></text:p>
      <text:p text:style-name="Standard"><text:span text:style-name="Élevé1"><text:span text:style-name="T24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Standard"><text:span text:style-name="Élevé1">Version</text:span></text:p>
          </table:table-cell>
          <table:table-cell table:style-name="Tableau1.A1" office:value-type="string">
            <text:p text:style-name="Standard"><text:span text:style-name="Élevé1">Date</text:span></text:p>
          </table:table-cell>
          <table:table-cell table:style-name="Tableau1.A1" office:value-type="string">
            <text:p text:style-name="Standard"><text:span text:style-name="Élevé1">Auteur</text:span></text:p>
          </table:table-cell>
          <table:table-cell table:style-name="Tableau1.A1" office:value-type="string">
            <text:p text:style-name="Standard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Standard"><text:span text:style-name="Élevé1">1.0</text:span></text:p>
          </table:table-cell>
          <table:table-cell table:style-name="Tableau1.B2" office:value-type="string">
            <text:p text:style-name="Standard"><text:span text:style-name="Élevé1">19/03/2019</text:span></text:p>
          </table:table-cell>
          <table:table-cell table:style-name="Tableau1.C2" office:value-type="string">
            <text:p text:style-name="Standard"><text:span text:style-name="Élevé1">TELLIER Noémie</text:span></text:p>
            <text:p text:style-name="Standard"><text:span text:style-name="Élevé1">DULERY Quentin</text:span></text:p>
            <text:p text:style-name="Standard"/>
          </table:table-cell>
          <table:table-cell table:style-name="Tableau1.D2" office:value-type="string">
            <text:p text:style-name="Standard">Présentation projet</text:p>
          </table:table-cell>
        </table:table-row>
      </table:table>
      <text:p text:style-name="Standard"/>
      <text:p text:style-name="Standard"/>
      <text:list xml:id="list167371552" text:style-name="WWNum1">
        <text:list-item>
          <text:h text:style-name="P20" text:outline-level="1"><text:bookmark-start text:name="_Toc3901998"/><text:soft-page-break/>Présentation<text:bookmark-end text:name="_Toc3901998"/></text:h>
        </text:list-item>
      </text:list>
      <text:p text:style-name="P2"/>
      <text:list xml:id="list4211480357" text:style-name="WWNum2">
        <text:list-item>
          <text:list>
            <text:list-item>
              <text:h text:style-name="P22" text:outline-level="2"><text:bookmark-start text:name="_Toc3901999"/>Équipe<text:bookmark-end text:name="_Toc3901999"/></text:h>
            </text:list-item>
          </text:list>
        </text:list-item>
      </text:list>
      <text:p text:style-name="List_20_Paragraph"/>
      <text:list xml:id="list1425997618" text:style-name="WWNum3">
        <text:list-item>
          <text:p text:style-name="P30">TELLIER <text:tab/>Noémie <text:tab/>Chef de projet / Développeur</text:p>
        </text:list-item>
        <text:list-item>
          <text:p text:style-name="P30">NORTH Justin<text:tab/><text:tab/><text:span text:style-name="T4">Lead</text:span> <text:span text:style-name="T4">Developer</text:span> / Développeur</text:p>
        </text:list-item>
        <text:list-item>
          <text:p text:style-name="P30">DULERY Quentin <text:tab/><text:span text:style-name="T4">Scrum</text:span> Master / Développeur</text:p>
        </text:list-item>
        <text:list-item>
          <text:p text:style-name="P30">TRICHARD Dimitri <text:tab/>Développeur</text:p>
        </text:list-item>
        <text:list-item>
          <text:p text:style-name="P30">CLIGNY Benjamin <text:tab/>Développeur</text:p>
        </text:list-item>
        <text:list-item>
          <text:p text:style-name="P30">VOYER Florent<text:tab/><text:tab/>Développeur</text:p>
        </text:list-item>
      </text:list>
      <text:h text:style-name="P10" text:outline-level="2"/>
      <text:list xml:id="list210943951998425" text:continue-list="list4211480357" text:style-name="WWNum2">
        <text:list-item>
          <text:list>
            <text:list-item>
              <text:h text:style-name="P22" text:outline-level="2"><text:bookmark-start text:name="_Toc3902000"/>Contexte<text:bookmark-end text:name="_Toc3902000"/></text:h>
            </text:list-item>
          </text:list>
        </text:list-item>
      </text:list>
      <text:p text:style-name="Standard"/>
      <text:p text:style-name="P3">Le projet concerne un drone marin de surface qui a actuellement la possibilité d’être contrôlé manuellement <text:span text:style-name="T6">grâce à</text:span> une télécommande e<text:span text:style-name="T6">t</text:span> <text:span text:style-name="T7">à </text:span>une caméra disposé<text:span text:style-name="T6">e</text:span> dessus.</text:p>
      <text:p text:style-name="P3"/>
      <text:p text:style-name="P9"/>
      <text:h text:style-name="P10" text:outline-level="2"><text:bookmark-start text:name="_Toc3902001"/>1.3 Objectifs<text:bookmark-end text:name="_Toc3902001"/></text:h>
      <text:p text:style-name="P3"/>
      <text:p text:style-name="P3">Ce projet a pour but de réaliser une amélioration <text:span text:style-name="T8">du</text:span> produit et la nouvelle version devra permettre à l’utilisateur de visualiser la position sur une carte et contrôler le drone marin. </text:p>
      <text:p text:style-name="P3"/>
      <text:p text:style-name="P3">L’application mobile développée devra être disponible sur iOS et Android. </text:p>
      <text:p text:style-name="Standard"/>
      <text:list xml:id="list210944554481303" text:continue-list="list167371552" text:style-name="WWNum1">
        <text:list-item>
          <text:h text:style-name="P20" text:outline-level="1"><text:bookmark-start text:name="_Toc3902002"/>Expression des besoins<text:bookmark-end text:name="_Toc3902002"/></text:h>
        </text:list-item>
      </text:list>
      <text:h text:style-name="P13" text:outline-level="2"/>
      <text:list xml:id="list210943185238172" text:continue-numbering="true" text:style-name="WWNum1">
        <text:list-item>
          <text:list>
            <text:list-item>
              <text:h text:style-name="P23" text:outline-level="2"><text:bookmark-start text:name="_Toc3902003"/>IDE<text:bookmark-end text:name="_Toc3902003"/></text:h>
            </text:list-item>
          </text:list>
        </text:list-item>
      </text:list>
      <text:p text:style-name="Standard"/>
      <text:p text:style-name="P1">Pour le développement de l’application, <text:span text:style-name="T10">nous allons utiliser :</text:span></text:p>
      <text:list xml:id="list1425665806" text:style-name="L1">
        <text:list-item>
          <text:p text:style-name="P19"><text:span text:style-name="T10">Xcode</text:span> <text:span text:style-name="T10">pour</text:span> <text:span text:style-name="T9">iOS,</text:span></text:p>
        </text:list-item>
        <text:list-item>
          <text:p text:style-name="P19">Android Studio <text:span text:style-name="T10">et </text:span>IntelliJ IDEA <text:span text:style-name="T10">pour</text:span> Android.</text:p>
        </text:list-item>
      </text:list>
      <text:p text:style-name="Standard"/>
      <text:p text:style-name="Standard"/>
      <text:list xml:id="list210944106884072" text:continue-list="list210943951998425" text:style-name="WWNum2">
        <text:list-item>
          <text:list>
            <text:list-item>
              <text:h text:style-name="P24" text:outline-level="2"><text:bookmark-start text:name="_Toc3902004"/>Versioning<text:bookmark-end text:name="_Toc3902004"/></text:h>
            </text:list-item>
          </text:list>
        </text:list-item>
      </text:list>
      <text:p text:style-name="Standard"/>
      <text:p text:style-name="P4">Afin de travailler tous ensemble sur le même dossier nous allons utiliser GitHub.</text:p>
      <text:p text:style-name="P12">Avec une bonne gestion de projet, cet outil est très pratique et facile à utiliser.</text:p>
      <text:p text:style-name="P3"/>
      <text:p text:style-name="P5">Pour interagir au sein de l’équipe nous utilisons Discord. L’avantage est de pouvoir discuter et de créer des groupes <text:span text:style-name="T11">afin de séparer les différents sujets à traiter</text:span>.</text:p>
      <text:p text:style-name="P11"/>
      <text:p text:style-name="P11"/>
      <text:p text:style-name="P11"><text:bookmark text:name="_GoBack"/></text:p>
      <text:list xml:id="list210943066035943" text:continue-numbering="true" text:style-name="WWNum2">
        <text:list-item>
          <text:h text:style-name="P21" text:outline-level="1"><text:bookmark-start text:name="_Toc3902005"/><text:soft-page-break/>Déroulement du projet<text:bookmark-end text:name="_Toc3902005"/></text:h>
        </text:list-item>
      </text:list>
      <text:p text:style-name="Standard"/>
      <text:p text:style-name="Standard"/>
      <text:list xml:id="list210943910763385" text:continue-numbering="true" text:style-name="WWNum2">
        <text:list-item>
          <text:list>
            <text:list-item>
              <text:h text:style-name="P24" text:outline-level="2"><text:bookmark-start text:name="_Toc3902006"/>Organisation<text:bookmark-end text:name="_Toc3902006"/></text:h>
            </text:list-item>
          </text:list>
        </text:list-item>
      </text:list>
      <text:p text:style-name="Standard"/>
      <text:p text:style-name="P6">Le projet va utiliser la méthode agile Scrum. Cette méthode permet de mieux comprendre chaque aspect du projet, de mieux s’orienter et de voir l’avancée du projet.</text:p>
      <text:p text:style-name="P6"><text:span text:style-name="T12">Cette méthode</text:span> permet d’avoir une bonne communication dans l’équipe grâce à la réalisation de sprint où chacun pourra présenter son travail et interagir avec le reste de l’équipe sur certaines difficultés ou <text:span text:style-name="T13">différents</text:span> changement<text:span text:style-name="T13">s</text:span> dans le projet.</text:p>
      <text:p text:style-name="P3"/>
      <text:p text:style-name="P7"><text:span text:style-name="T14">A</text:span>fin de visualiser et de répartir les tâches, <text:span text:style-name="T14">n</text:span>ous allons utiliser Trello</text:p>
      <text:list xml:id="list3853782500" text:style-name="L6">
        <text:list-item>
          <text:p text:style-name="P29">https://trello.com/b/LZtZdzYf</text:p>
        </text:list-item>
      </text:list>
      <text:p text:style-name="P8"/>
      <text:list xml:id="list210944436553056" text:continue-list="list210943910763385" text:style-name="WWNum2">
        <text:list-item>
          <text:list>
            <text:list-item>
              <text:h text:style-name="P24" text:outline-level="2"><text:bookmark-start text:name="_Toc3902007"/>Documentation<text:bookmark-end text:name="_Toc3902007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11"/>
      <text:list xml:id="list98644255" text:style-name="WWNum8">
        <text:list-item>
          <text:p text:style-name="P26">Cahier des charges</text:p>
          <text:list>
            <text:list-item>
              <text:p text:style-name="P27">Présente<text:span text:style-name="T18">r</text:span> l’équipe, <text:span text:style-name="T20">l</text:span>es objectifs et la réalisation du projet</text:p>
            </text:list-item>
          </text:list>
        </text:list-item>
        <text:list-item>
          <text:p text:style-name="P26">Diagramme de fonctionnalités</text:p>
          <text:list>
            <text:list-item>
              <text:p text:style-name="P26">Présente<text:span text:style-name="T18">r</text:span> le fonctionnement de l’application</text:p>
            </text:list-item>
            <text:list-item>
              <text:p text:style-name="P26">Présente<text:span text:style-name="T18">r</text:span> les possibilités de l’utilisateur aux travers de l’application</text:p>
            </text:list-item>
          </text:list>
        </text:list-item>
        <text:list-item>
          <text:p text:style-name="P26">Diagramme de classe</text:p>
          <text:list>
            <text:list-item>
              <text:p text:style-name="P26">Présente<text:span text:style-name="T18">r</text:span> le schéma technique du projet</text:p>
            </text:list-item>
          </text:list>
        </text:list-item>
        <text:list-item>
          <text:p text:style-name="P26">Grille des freins</text:p>
          <text:list>
            <text:list-item>
              <text:p text:style-name="P26">Liste<text:span text:style-name="T19">r</text:span> <text:span text:style-name="T19">l</text:span>es potentiels problèmes technique<text:span text:style-name="T15">s</text:span> et humains que l’on pourra rencontrer durant le projet</text:p>
            </text:list-item>
            <text:list-item>
              <text:p text:style-name="P26">Propose<text:span text:style-name="T16">r</text:span> des solutions préventives et curatives à chaque problème</text:p>
            </text:list-item>
          </text:list>
        </text:list-item>
        <text:list-item>
          <text:p text:style-name="P26">Spécification Fonctionnelle Détaillée </text:p>
          <text:list>
            <text:list-item>
              <text:p text:style-name="P28">Comprend<text:span text:style-name="T17">re</text:span> les maquettes des différentes vues de l’application</text:p>
            </text:list-item>
            <text:list-item>
              <text:p text:style-name="P28">Explique<text:span text:style-name="T21">r</text:span> chaque maquette et les actions possibles sur chacune d’elle</text:p>
            </text:list-item>
          </text:list>
        </text:list-item>
      </text:list>
      <text:p text:style-name="Standard"/>
      <text:list xml:id="list210943747999050" text:continue-list="list210944436553056" text:style-name="WWNum2">
        <text:list-item>
          <text:h text:style-name="P21" text:outline-level="1"><text:bookmark-start text:name="_Toc3902008"/>Présentation des vues<text:bookmark-end text:name="_Toc3902008"/></text:h>
        </text:list-item>
      </text:list>
      <text:p text:style-name="Standard"/>
      <text:list xml:id="list210945035495226" text:continue-numbering="true" text:style-name="WWNum2">
        <text:list-item>
          <text:list>
            <text:list-item>
              <text:h text:style-name="P24" text:outline-level="2"><text:bookmark-start text:name="_Toc3902009"/>Vue 1<text:bookmark-end text:name="_Toc3902009"/></text:h>
            </text:list-item>
          </text:list>
        </text:list-item>
      </text:list>
      <text:p text:style-name="Standard"/>
      <text:list xml:id="list4030583912" text:style-name="L2">
        <text:list-item>
          <text:p text:style-name="P31">Représentation de la trajectoire à partir des données NMEA <text:span text:style-name="T5">(Simulator)</text:span>+ Infos Vitesse</text:p>
        </text:list-item>
      </text:list>
      <text:p text:style-name="Standard_20__28_user_29_"/>
      <text:list xml:id="list1170257187" text:style-name="WWNum4">
        <text:list-item>
          <text:list>
            <text:list-item>
              <text:p text:style-name="P32">Tracé du parcours du drone</text:p>
            </text:list-item>
            <text:list-item>
              <text:p text:style-name="P32">Affichage de la vitesse du drone durant le trajet</text:p>
            </text:list-item>
          </text:list>
        </text:list-item>
      </text:list>
      <text:p text:style-name="Standard"/>
      <text:p text:style-name="Standard"/>
      <text:list xml:id="list210943671259643" text:continue-list="list210945035495226" text:style-name="WWNum2">
        <text:list-item>
          <text:list>
            <text:list-item>
              <text:h text:style-name="P24" text:outline-level="2"><text:bookmark-start text:name="_Toc3902010"/><text:soft-page-break/>Vue 2<text:bookmark-end text:name="_Toc3902010"/></text:h>
            </text:list-item>
          </text:list>
        </text:list-item>
      </text:list>
      <text:p text:style-name="Standard"/>
      <text:list xml:id="list3817719371" text:style-name="L3">
        <text:list-item>
          <text:p text:style-name="P33">Simulation du déplacement d'un drone virtuel à partir de<text:span text:style-name="T22">s</text:span> données de l'accéléromètre</text:p>
        </text:list-item>
      </text:list>
      <text:p text:style-name="Standard_20__28_user_29_"/>
      <text:list xml:id="list896756168" text:style-name="WWNum5">
        <text:list-item>
          <text:p text:style-name="P34">Orientation du téléphone / Répercutions sur la trajectoire du drone</text:p>
        </text:list-item>
        <text:list-item>
          <text:p text:style-name="P34">Bouton HOME pour que le drone rentre au point de départ</text:p>
        </text:list-item>
        <text:list-item>
          <text:p text:style-name="P34">Bouton URGENCE pour arrêter le drone / Vitesse = 0</text:p>
        </text:list-item>
      </text:list>
      <text:p text:style-name="Standard"/>
      <text:p text:style-name="Standard"/>
      <text:list xml:id="list210944916684496" text:continue-list="list210943671259643" text:style-name="WWNum2">
        <text:list-item>
          <text:list>
            <text:list-item>
              <text:h text:style-name="P24" text:outline-level="2"><text:bookmark-start text:name="_Toc3902011"/>Vue 3<text:bookmark-end text:name="_Toc3902011"/></text:h>
            </text:list-item>
          </text:list>
        </text:list-item>
      </text:list>
      <text:p text:style-name="Standard"/>
      <text:list xml:id="list87370848" text:style-name="L4">
        <text:list-item>
          <text:p text:style-name="P35">Définition d'une trajectoire à partir de waypoints</text:p>
        </text:list-item>
        <text:list-item>
          <text:p text:style-name="P35">Définition de la vitesse sur chaque waypoints</text:p>
        </text:list-item>
        <text:list-item>
          <text:p text:style-name="P35">Transmission des données trajectoires sous la forme d'un fichier json ou de trames NMEA <text:span text:style-name="T5">(Sleuth)</text:span></text:p>
        </text:list-item>
      </text:list>
      <text:p text:style-name="Standard_20__28_user_29_"/>
      <text:list xml:id="list2895732251" text:style-name="WWNum6">
        <text:list-item>
          <text:p text:style-name="P36">Positionner des waypoints</text:p>
        </text:list-item>
        <text:list-item>
          <text:p text:style-name="P36">Définir la vitesse de chaque waypoints</text:p>
        </text:list-item>
        <text:list-item>
          <text:p text:style-name="P36">Transmission des données de trajectoires (fichier json)</text:p>
        </text:list-item>
      </text:list>
      <text:p text:style-name="Standard_20__28_user_29_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2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2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2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54</meta:editing-cycles>
    <meta:creation-date>2019-03-19T14:32:00</meta:creation-date>
    <dc:date>2019-03-21T21:09:42.548000000</dc:date>
    <dc:language>fr-FR</dc:language>
    <meta:editing-duration>PT22M56S</meta:editing-duration>
    <meta:generator>LibreOffice/6.1.3.2$Windows_X86_64 LibreOffice_project/86daf60bf00efa86ad547e59e09d6bb77c699acb</meta:generator>
    <meta:document-statistic meta:table-count="1" meta:image-count="0" meta:object-count="0" meta:page-count="4" meta:paragraph-count="89" meta:word-count="618" meta:character-count="3754" meta:non-whitespace-character-count="3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